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8674e" officeooo:paragraph-rsid="0008674e" style:font-weight-asian="bold" style:font-weight-complex="bold"/>
    </style:style>
    <style:style style:name="P2" style:family="paragraph" style:parent-style-name="Standard">
      <style:text-properties fo:font-weight="bold" officeooo:rsid="0009d9af" officeooo:paragraph-rsid="0008674e" style:font-weight-asian="bold" style:font-weight-complex="bold"/>
    </style:style>
    <style:style style:name="P3" style:family="paragraph" style:parent-style-name="Standard">
      <style:text-properties fo:font-weight="bold" officeooo:rsid="000aa528" officeooo:paragraph-rsid="000aa528" style:font-weight-asian="bold" style:font-weight-complex="bold"/>
    </style:style>
    <style:style style:name="P4" style:family="paragraph" style:parent-style-name="Standard">
      <style:text-properties fo:font-weight="bold" officeooo:rsid="000aa528" officeooo:paragraph-rsid="000e11a5"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9d9af" style:font-weight-asian="normal" style:font-weight-complex="normal"/>
    </style:style>
    <style:style style:name="T3" style:family="text">
      <style:text-properties fo:font-weight="normal" officeooo:rsid="000aa528" style:font-weight-asian="normal" style:font-weight-complex="normal"/>
    </style:style>
    <style:style style:name="T4" style:family="text">
      <style:text-properties fo:font-weight="normal" officeooo:rsid="000c5450" style:font-weight-asian="normal" style:font-weight-complex="normal"/>
    </style:style>
    <style:style style:name="T5" style:family="text">
      <style:text-properties fo:font-weight="normal" officeooo:rsid="000e11a5" style:font-weight-asian="normal" style:font-weight-complex="normal"/>
    </style:style>
    <style:style style:name="T6" style:family="text">
      <style:text-properties fo:font-weight="normal" officeooo:rsid="000ef781"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usdokumentaatio</text:p>
      <text:p text:style-name="P1"/>
      <text:p text:style-name="P1"><text:tab/><text:span text:style-name="T1">Kirjaston testaus on toteutettu jUnit-kehyksen avulla, </text:span><text:span text:style-name="T6">ja ne ovat löydettävissä src/test kansion alta toistettavuuden helpottamiseksi</text:span><text:span text:style-name="T1">. Jokaiselle kirjaston operaatiolle on toteutettu testit jotka varmistavat että operaatiolle annetut parametrit ovat oikeassa muodossa, että operaatio palauttaa oikean tuloksen. Tapauksissa joissa operaatio on toteutettu useammalla kuin yhdellä algoritmilla (esim. tulo-operaatio, joka hyödyntää sekä naiivia kerrontametodia että Strassen-algoritmia) on pyritty testaamaan molemmat algoritmit valitsemalla testiparametrit niin että </text:span><text:span text:style-name="T2">suoritus hyödyntää molempia algoritmeja.</text:span></text:p>
      <text:p text:style-name="P2"/>
      <text:p text:style-name="P2"><text:tab/><text:span text:style-name="T3">Jokaiselle julkiselle metodille toteutettiin testit jotka varmistavat että metodit eivät aloita suoritusta epäkelvolla syötteellä, vaan heittävät virheen. Epäkelvolla syötteellä tarkoitetaan jokaisen metodin kohdalla tyhjiä ja ei suorakulmaisia matriiseja. </text:span><text:span text:style-name="T4">Metodien suorittamilla operaatioilla on myös omia vaatimuksia niiden käsittelemille matriiseille, jotka ovat seuraavat;</text:span></text:p>
      <text:p text:style-name="P2"/>
      <text:p text:style-name="P3"><text:span text:style-name="T1"><text:tab/>Summaus ja erotus: Matriisien on oltava samankokoisia</text:span></text:p>
      <text:p text:style-name="P3"><text:span text:style-name="T1"><text:tab/>Skaalaus: Ei muita vaatimuksia</text:span></text:p>
      <text:p text:style-name="P3"><text:tab/><text:span text:style-name="T1">Tulo: Vaaditaan että ensimmäisen matriisin rivipituuden on oltava yhtä suuri kuin toisen <text:tab/><text:tab/>matriisin sarakepituuden</text:span></text:p>
      <text:p text:style-name="P3"><text:span text:style-name="T1"><text:tab/>Determinantti: Matriisin on oltava neliömatriisi</text:span></text:p>
      <text:p text:style-name="P3"><text:span text:style-name="T1"><text:tab/>Käänteismatriisi: Matriisin on oltava neliömatriisi</text:span></text:p>
      <text:p text:style-name="P3"/>
      <text:p text:style-name="P4"><text:tab/><text:span text:style-name="T5">Myös operaatioiden laskennan oikeellisuus on testattu. Summan, erotuksen, skaalauksen ja tulon oikeellisuus varmistetaan luomalla 5x5 kokoinen matriisi, jonka solut täytetään sattumanvaraisilla liukuluvuilla. Operaatio suoritetaan testimatriisilla ja varmistetaan että tulosmatriisin sisältö täsmää naivilla metodilla tuotetun verrokkimatriisin kanssa. Determinantin ja käänteismatriisin testeissä käytetään ennalta määrättyä matriisia, koska operaatioiden laskenta on mielekästä vain jos matriisi on kääntyvä. Näiden operaatioiden tuloksen oikeellisuus varmistetaan vertaamalla saatua tulosta luotettavan (</text:span><text:a xlink:type="simple" xlink:href="http://www.wolframalpha.com/"><text:span text:style-name="T5">www.wolframalpha.com</text:span></text:a><text:span text:style-name="T5">) lähteen laskemaan tulokseen.</text:span></text:p>
      <text:p text:style-name="P4"/>
      <text:p text:style-name="P4"><text:span text:style-name="T5"><text:tab/>Yksityiskohtaiset tiedot testien kattavuudesta löytyvät cobertura-kansion sisältä. Testikattavuus on tällä hetkellä hyvä, ja mahdolliset parannukset tulevatkin keskittymään testisyötteiden määrän ja tyypin (koko, sisältö, yms.) laajentamiseen.</text:span></text:p>
      <text:p text:style-name="P3"><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2T10:09:46.027214275</meta:creation-date>
    <dc:date>2016-06-16T20:19:24.389927455</dc:date>
    <meta:editing-duration>PT3M20S</meta:editing-duration>
    <meta:editing-cycles>2</meta:editing-cycles>
    <meta:generator>LibreOffice/4.2.8.2$Linux_X86_64 LibreOffice_project/420m0$Build-2</meta:generator>
    <meta:document-statistic meta:table-count="0" meta:image-count="0" meta:object-count="0" meta:page-count="1" meta:paragraph-count="11" meta:word-count="236" meta:character-count="2208" meta:non-whitespace-character-count="2197"/>
  </office:meta>
</office:document-meta>
</file>